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Drahý Martine,</text:p>
      <text:p text:style-name="Normal">V tento den plný lásky, nech mě vyjádřit to, co ve mně dlí nejen jako vědomí společného znamení – Vrby, které nás tak zázračně spojuje. Jako dva Vrby ve větru, pevně zakořeněné vedle sebe, sdílíme nejen stejnou sílu a flexibilitu, ale i tajemství keltské moudrosti, která nás učí lásce, soucitu a pochopení hlubších vod emocí. Dnes, více než kdy jindy, cítím, jak naše srdce hrají stejnou melodii tiché síly a odhodlání.</text:p>
      <text:p text:style-name="Normal">Přeji ti, abys pod ochranou Jeremiela, stráže tvých snů a vizí, našel cestu k dosažení všeho, po čem tvá duše touží. Ať je tato cesta osvětlená povzbuzující energií, která ti dává sílu plnit svůj osud. S nadějí, že naše spojení pod znamením Vrby nám oběma přinese nejen hluboké pochopení, ale i nekonečné radosti a společná dobrodružství. </text:p>
      <text:p text:style-name="Normal">S láskou a přáním krásného Valentýna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